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a238"/>
    </style:style>
    <style:style style:name="P2" style:family="paragraph" style:parent-style-name="Text_20_body">
      <style:text-properties officeooo:rsid="000ea238" officeooo:paragraph-rsid="000ea238"/>
    </style:style>
    <style:style style:name="P3" style:family="paragraph" style:parent-style-name="Text_20_body">
      <style:text-properties fo:font-weight="bold" officeooo:rsid="000f1897" officeooo:paragraph-rsid="000f1897" style:font-weight-asian="bold" style:font-weight-complex="bold"/>
    </style:style>
    <style:style style:name="P4" style:family="paragraph" style:parent-style-name="Text_20_body">
      <style:text-properties fo:font-weight="bold" officeooo:rsid="001028d7" officeooo:paragraph-rsid="001028d7" style:font-weight-asian="bold" style:font-weight-complex="bold"/>
    </style:style>
    <style:style style:name="P5" style:family="paragraph" style:parent-style-name="Text_20_body">
      <style:text-properties fo:font-weight="bold" officeooo:rsid="0011248f" officeooo:paragraph-rsid="0011248f" style:font-weight-asian="bold" style:font-weight-complex="bold"/>
    </style:style>
    <style:style style:name="P6" style:family="paragraph" style:parent-style-name="Text_20_body">
      <style:text-properties fo:font-weight="bold" officeooo:rsid="0012cebe" officeooo:paragraph-rsid="0012cebe" style:font-weight-asian="bold" style:font-weight-complex="bold"/>
    </style:style>
    <style:style style:name="P7" style:family="paragraph" style:parent-style-name="Text_20_body">
      <style:text-properties fo:font-weight="bold" officeooo:rsid="001485bf" officeooo:paragraph-rsid="001485bf" style:font-weight-asian="bold" style:font-weight-complex="bold"/>
    </style:style>
    <style:style style:name="P8" style:family="paragraph" style:parent-style-name="Title">
      <style:text-properties officeooo:rsid="000ea238"/>
    </style:style>
    <style:style style:name="P9" style:family="paragraph" style:parent-style-name="Text_20_body">
      <style:text-properties fo:font-weight="normal" officeooo:rsid="001028d7" officeooo:paragraph-rsid="001028d7" style:font-weight-asian="normal" style:font-weight-complex="normal"/>
    </style:style>
    <style:style style:name="P10" style:family="paragraph" style:parent-style-name="Text_20_body">
      <style:text-properties fo:font-weight="normal" officeooo:rsid="0011248f" officeooo:paragraph-rsid="0011248f" style:font-weight-asian="normal" style:font-weight-complex="normal"/>
    </style:style>
    <style:style style:name="P11" style:family="paragraph" style:parent-style-name="Text_20_body">
      <style:text-properties fo:font-weight="normal" officeooo:rsid="0012cebe" officeooo:paragraph-rsid="0011248f" style:font-weight-asian="normal" style:font-weight-complex="normal"/>
    </style:style>
    <style:style style:name="P12" style:family="paragraph" style:parent-style-name="Text_20_body">
      <style:text-properties fo:font-weight="normal" officeooo:rsid="0012cebe" officeooo:paragraph-rsid="0012cebe" style:font-weight-asian="normal" style:font-weight-complex="normal"/>
    </style:style>
    <style:style style:name="P13" style:family="paragraph" style:parent-style-name="Text_20_body">
      <style:text-properties fo:font-weight="normal" officeooo:rsid="0013b858" officeooo:paragraph-rsid="0013b858" style:font-weight-asian="normal" style:font-weight-complex="normal"/>
    </style:style>
    <style:style style:name="P14" style:family="paragraph" style:parent-style-name="Text_20_body">
      <style:text-properties fo:font-weight="normal" officeooo:rsid="001485bf" officeooo:paragraph-rsid="001485b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51e4" style:font-weight-asian="normal" style:font-weight-complex="normal"/>
    </style:style>
    <style:style style:name="T3" style:family="text">
      <style:text-properties fo:font-weight="normal" officeooo:rsid="0012cebe" style:font-weight-asian="normal" style:font-weight-complex="normal"/>
    </style:style>
    <style:style style:name="T4" style:family="text">
      <style:text-properties officeooo:rsid="001028d7"/>
    </style:style>
    <style:style style:name="T5" style:family="text">
      <style:text-properties officeooo:rsid="0012cebe"/>
    </style:style>
    <style:style style:name="T6" style:family="text">
      <style:text-properties officeooo:rsid="0014ea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ausdokumentti</text:p>
      <text:p text:style-name="P1"/>
      <text:p text:style-name="P2">Tässä dokumentissa selostan miten olen testannut <text:span text:style-name="T4">(tai tulen testaamaan)</text:span> jokaisen luokan toimivuuden.</text:p>
      <text:p text:style-name="P2"/>
      <text:p text:style-name="P2"/>
      <text:p text:style-name="P3">Level:</text:p>
      <text:p text:style-name="P9">unit testit</text:p>
      <text:p text:style-name="P9"/>
      <text:p text:style-name="P4">Tile (ja TileType):</text:p>
      <text:p text:style-name="P9">Tile luokassa on lähinnä gettereitä ja settereitä joita ei minun mielestä <text:span text:style-name="T6">tarvitse</text:span> testata. Tile luokan toimivuus näkyy muiden luokkien testauksessa.</text:p>
      <text:p text:style-name="P9"/>
      <text:p text:style-name="P4">MazeGenerato<text:span text:style-name="T5">r</text:span>:</text:p>
      <text:p text:style-name="P10">unit testit. Lisäksi generoiduista png kuvista voi nähdä jos generoinnissa on jokin isompi virhe.</text:p>
      <text:p text:style-name="P10"/>
      <text:p text:style-name="P5">RoomGenerator:</text:p>
      <text:p text:style-name="P10">luokkaa ei ole vielä toteutettu joten sitä ei voi testata vielä. </text:p>
      <text:p text:style-name="P5"><text:span text:style-name="T1">Tod.näk </text:span><text:span text:style-name="T2">samanlainen </text:span><text:span text:style-name="T3">testaus kuin MazeGeneratorilla.</text:span></text:p>
      <text:p text:style-name="P11"/>
      <text:p text:style-name="P6">TextUI:</text:p>
      <text:p text:style-name="P12">ei ole toteutettu.</text:p>
      <text:p text:style-name="P12"/>
      <text:p text:style-name="P6">ArrayList:</text:p>
      <text:p text:style-name="P12">ei ole toteutettu.</text:p>
      <text:p text:style-name="P12">Tod.näk unit testit.</text:p>
      <text:p text:style-name="P12"/>
      <text:p text:style-name="P6">JavaArrayList:</text:p>
      <text:p text:style-name="P12">ei ole toteutettu ja mahdollisesti en tule toteuttamaan.</text:p>
      <text:p text:style-name="P12"/>
      <text:p text:style-name="P6"><text:soft-page-break/>List:</text:p>
      <text:p text:style-name="P12">ei ole toteutettu. Interfaceja ei testata muutenkaan.</text:p>
      <text:p text:style-name="P12"/>
      <text:p text:style-name="P6">PNGExporter:</text:p>
      <text:p text:style-name="P13">pngexportterissa on vain yksi metodi joka luo kuva tiedoston levelistä. Sen toiminta testaantuu katsomalla sen tuottamia png kuvia. Tähän asti ei ole ilmennyt mitään outouksia kuvissa joten oletan PNGExporterin toimivan.</text:p>
      <text:p text:style-name="P13"/>
      <text:p text:style-name="P7">Stack:</text:p>
      <text:p text:style-name="P14">unit testit.</text:p>
      <text:p text:style-name="P14"/>
      <text:p text:style-name="P7">Vec2:</text:p>
      <text:p text:style-name="P14">unit testit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2:31:09.669000000</meta:creation-date>
    <meta:generator>LibreOffice/4.3.7.2$Windows_x86 LibreOffice_project/8a35821d8636a03b8bf4e15b48f59794652c68ba</meta:generator>
    <dc:date>2015-05-24T19:06:01.722000000</dc:date>
    <meta:editing-duration>PT53M17S</meta:editing-duration>
    <meta:editing-cycles>3</meta:editing-cycles>
    <meta:document-statistic meta:table-count="0" meta:image-count="0" meta:object-count="0" meta:page-count="2" meta:paragraph-count="26" meta:word-count="136" meta:character-count="1011" meta:non-whitespace-character-count="900"/>
  </office:meta>
</office:document-meta>
</file>